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2.011cm" fo:margin-right="0cm" fo:text-align="center" fo:text-indent="-1.693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2.011cm" fo:margin-right="0cm" fo:text-align="center" fo:text-indent="-1.693cm"/>
      <style:text-properties fo:font-size="37pt" style:font-size-asian="37pt" style:font-size-complex="37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7pt" fo:text-shadow="1pt 1pt" style:font-size-asian="37pt" style:font-size-complex="37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T4" style:family="text">
      <style:text-properties fo:color="#ffffff" style:font-name="Segoe UI1" fo:font-size="37pt" fo:text-shadow="1pt 1pt" style:font-size-asian="37pt" style:font-size-complex="37pt"/>
    </style:style>
    <style:style style:name="T5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886cm" svg:height="3.063cm" svg:x="1.016cm" svg:y="0.508cm">
          <draw:text-box>
            <text:p text:style-name="P1"><text:span text:style-name="T1">HYMN #955</text:span></text:p>
            <text:p text:style-name="P2"><text:span text:style-name="T2">“</text:span><text:span text:style-name="T2">Let the Vineyards Be Fruitful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5.886cm" svg:height="6.858cm" svg:x="1.016cm" svg:y="0.508cm">
          <draw:text-box>
            <text:p text:style-name="P5"><text:span text:style-name="T3">Let the vineyards be fruitful, Lord,</text:span></text:p>
            <text:p text:style-name="P5"><text:span text:style-name="T3">And fill to the brim our cup of blessing.</text:span></text:p>
            <text:p text:style-name="P5"><text:span text:style-name="T3">Gather a harvest from the seeds that were sown,</text:span></text:p>
            <text:p text:style-name="P5"><text:span text:style-name="T3">That we may be fed with the bread of life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3" draw:layer="layout" svg:width="25.908cm" svg:height="13.364cm" svg:x="1.524cm" svg:y="0.323cm">
          <draw:text-box>
            <text:p text:style-name="P1"><text:span text:style-name="T5">Gather the hopes and the dreams of all;</text:span><text:span text:style-name="T5"><text:line-break/></text:span><text:span text:style-name="T5">Unite them with the prayers we offer now.</text:span><text:span text:style-name="T5"><text:line-break/></text:span><text:span text:style-name="T5">Grace our table with Your presence, and give us</text:span><text:span text:style-name="T5"><text:line-break/></text:span><text:span text:style-name="T5">A foretaste of the feast to come.</text:span></text:p>
            <text:p text:style-name="P7"><text:span text:style-name="T6"><text:line-break/></text:span><text:span text:style-name="T6"/></text:p>
            <text:p text:style-name="P7"><text:span text:style-name="T7">© 1978 Lutheran Book of Worship.</text:span></text:p>
            <text:p text:style-name="P7"><text:span text:style-name="T7">Used by permission: </text:span></text:p>
            <text:p text:style-name="P7"><text:span text:style-name="T7">LSB Hymn License</text:span></text:p>
            <text:p text:style-name="P7"><text:span text:style-name="T7">.NET, no. 100011038.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5:45:01.001000000</meta:creation-date>
    <dc:title>Hymn template</dc:title>
    <meta:editing-duration>PT14M58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8T22:29:42.392000000</dc:date>
    <meta:document-statistic meta:object-count="66"/>
    <meta:template xlink:type="simple" xlink:actuate="onRequest" xlink:title="Hymn template" xlink:href="../../AppData/Roaming/LibreOffice/4/user/template/Worship%20Templsates/Hymn%20template.otp" meta:date="2015-04-18T15:44:58.172000000"/>
  </office:meta>
</office:document-meta>
</file>